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3" svg:font-family="CIDFont+F3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ffffff" loext:opacity="100%" officeooo:rsid="000483c1" officeooo:paragraph-rsid="000483c1"/>
    </style:style>
    <style:style style:name="P2" style:family="paragraph" style:parent-style-name="Title">
      <style:text-properties fo:color="#ffffff" loext:opacity="100%" officeooo:rsid="000483c1" officeooo:paragraph-rsid="000483c1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color="#ffffff" loext:opacity="100%" officeooo:rsid="000483c1" officeooo:paragraph-rsid="000483c1"/>
    </style:style>
    <style:style style:name="P5" style:family="paragraph" style:parent-style-name="Text_20_body">
      <style:text-properties fo:color="#ffffff" loext:opacity="100%" officeooo:rsid="000483c1" officeooo:paragraph-rsid="000483c1"/>
    </style:style>
    <style:style style:name="T1" style:family="text">
      <style:text-properties fo:color="#ffffff" loext:opacity="100%" style:font-name="CIDFont+F3" fo:font-size="10pt" style:font-size-asian="10pt"/>
    </style:style>
    <style:style style:name="T2" style:family="text">
      <style:text-properties style:font-name="CIDFont+F3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T437-Quantum computing</text:p>
      <text:p text:style-name="P1"><text:tab/><text:tab/><text:tab/><text:tab/><text:tab/><text:tab/><text:tab/>by bhavana rudra</text:p>
      <text:p text:style-name="P1"/>
      <text:p text:style-name="P1">credits 4 (3,0,2)</text:p>
      <text:p text:style-name="P3"><text:span text:style-name="T1">History of quantum computation and quantum information, Future directions, Basic Mathematics: Linear operators and matrices,</text:span></text:p>
      <text:p text:style-name="P3"><text:span text:style-name="T1">Tensor products, Operator functions. Quantum Logics: QISKIT, Introduction to Qubit, Single qubit operation, Multiple Qubit</text:span></text:p>
      <text:p text:style-name="P3"><text:span text:style-name="T1">operation, Single qubit gates, Multiple qubit Gates, Controlled Not gate, Swap gate, Toffoli gate, Universal quantum gates.</text:span></text:p>
      <text:p text:style-name="P3"><text:span text:style-name="T1">Quantum Algorithms and Applications: The quantum search algorithm, Quantum search as a quantum simulation, Quantum</text:span></text:p>
      <text:p text:style-name="P3"><text:span text:style-name="T1">counting, Speeding up the solution of NP complete problem, Quantum search of an unstructured database, Optimality of the search</text:span></text:p>
      <text:p text:style-name="P4"><text:span text:style-name="T2">algorithm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IDFont+F3" svg:font-family="CIDFont+F3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0T14:41:59.112000000</dc:date>
    <meta:editing-duration>PT1M59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9" meta:word-count="90" meta:character-count="683" meta:non-whitespace-character-count="595"/>
  </office:meta>
</office:document-meta>
</file>